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4" style:parent-style-name="Fonteparág.padrão" style:family="text">
      <style:text-properties style:font-name="Times New Roman" fo:font-size="24pt" style:font-size-asian="24pt" style:font-size-complex="24pt"/>
    </style:style>
    <style:style style:name="T35" style:parent-style-name="Fonteparág.padrão" style:family="text">
      <style:text-properties style:font-name="Times New Roman" fo:font-size="24pt" style:font-size-asian="24pt" style:font-size-complex="24pt"/>
    </style:style>
    <style:style style:name="T36" style:parent-style-name="Fonteparág.padrão" style:family="text">
      <style:text-properties style:font-name="Times New Roman" fo:font-size="24pt" style:font-size-asian="24pt" style:font-size-complex="24pt"/>
    </style:style>
    <style:style style:name="T37" style:parent-style-name="Fonteparág.padrão" style:family="text">
      <style:text-properties style:font-name="Times New Roman" fo:font-size="24pt" style:font-size-asian="24pt" style:font-size-complex="24pt"/>
    </style:style>
    <style:style style:name="T38" style:parent-style-name="Fonteparág.padrão" style:family="text">
      <style:text-properties style:font-name="Times New Roman" fo:font-size="24pt" style:font-size-asian="24pt" style:font-size-complex="24pt"/>
    </style:style>
    <style:style style:name="P39" style:parent-style-name="Textbody" style:family="paragraph">
      <style:text-properties fo:font-size="24pt" style:font-size-asian="24pt" style:font-size-complex="24pt"/>
    </style:style>
    <style:style style:name="P40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1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2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4" style:parent-style-name="Textbody" style:list-style-name="WW8Num7" style:family="paragraph">
      <style:paragraph-properties fo:margin-left="0.5208in" fo:text-indent="-0.0104in">
        <style:tab-stops/>
      </style:paragraph-properties>
      <style:text-properties fo:font-size="12pt" style:font-size-asian="12pt" style:font-size-complex="12pt"/>
    </style:style>
    <style:style style:name="P45" style:parent-style-name="Textbody" style:list-style-name="WW8Num7" style:family="paragraph">
      <style:paragraph-properties fo:text-align="justify" fo:margin-left="0.5208in" fo:text-indent="0in">
        <style:tab-stops/>
      </style:paragraph-properties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 fo:margin-left="1in" fo:text-indent="-0.0104in">
        <style:tab-stops/>
      </style:paragraph-properties>
    </style:style>
    <style:style style:name="T47" style:parent-style-name="Fonteparág.padrão" style:family="text">
      <style:text-properties fo:font-size="12pt" style:font-size-asian="12pt" style:font-size-complex="12pt" fo:language="pt" fo:country="BR"/>
    </style:style>
    <style:style style:name="T48" style:parent-style-name="Fonteparág.padrão" style:family="text">
      <style:text-properties fo:font-size="12pt" style:font-size-asian="12pt" style:font-size-complex="12pt" fo:language="pt" fo:country="BR"/>
    </style:style>
    <style:style style:name="T49" style:parent-style-name="Fonteparág.padrão" style:family="text">
      <style:text-properties fo:font-size="12pt" style:font-size-asian="12pt" style:font-size-complex="12pt" fo:language="pt" fo:country="BR"/>
    </style:style>
    <style:style style:name="T50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1" style:parent-style-name="Fonteparág.padrão" style:family="text"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1in" fo:text-indent="-0.0104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margin-left="1in" fo:text-indent="-0.0104in">
        <style:tab-stops/>
      </style:paragraph-properties>
    </style:style>
    <style:style style:name="T54" style:parent-style-name="Fonteparág.padrão" style:family="text">
      <style:text-properties fo:font-style="italic" style:font-style-asian="italic" fo:language="pt" fo:country="BR"/>
    </style:style>
    <style:style style:name="T55" style:parent-style-name="Fonteparág.padrão" style:family="text">
      <style:text-properties fo:language="pt" fo:country="BR"/>
    </style:style>
    <style:style style:name="T56" style:parent-style-name="Fonteparág.padrão" style:family="text">
      <style:text-properties fo:font-style="italic" style:font-style-asian="italic" fo:language="pt" fo:country="BR"/>
    </style:style>
    <style:style style:name="T57" style:parent-style-name="Fonteparág.padrão" style:family="text">
      <style:text-properties fo:language="pt" fo:country="BR"/>
    </style:style>
    <style:style style:name="T58" style:parent-style-name="Fonteparág.padrão" style:family="text">
      <style:text-properties fo:language="pt" fo:country="BR"/>
    </style:style>
    <style:style style:name="P59" style:parent-style-name="Textbody" style:list-style-name="WW8Num7" style:family="paragraph">
      <style:paragraph-properties fo:text-align="justify" fo:margin-left="0.5416in" fo:text-indent="0.0104in">
        <style:tab-stops/>
      </style:paragraph-properties>
      <style:text-properties fo:font-size="12pt" style:font-size-asian="12pt" style:font-size-complex="12pt" fo:language="pt" fo:country="BR"/>
    </style:style>
    <style:style style:name="P60" style:parent-style-name="Textbody" style:list-style-name="WW8Num7" style:family="paragraph">
      <style:paragraph-properties fo:text-align="justify" fo:margin-left="0.5416in" fo:text-indent="0.0104in">
        <style:tab-stops/>
      </style:paragraph-properties>
    </style:style>
    <style:style style:name="T61" style:parent-style-name="Fonteparág.padrão" style:family="text">
      <style:text-properties fo:font-size="12pt" style:font-size-asian="12pt" style:font-size-complex="12pt" fo:language="pt" fo:country="BR"/>
    </style:style>
    <style:style style:name="T62" style:parent-style-name="Fonteparág.padrão" style:family="text">
      <style:text-properties fo:font-size="12pt" style:font-size-asian="12pt" style:font-size-complex="12pt" fo:language="pt" fo:country="BR"/>
    </style:style>
    <style:style style:name="T63" style:parent-style-name="Fonteparág.padrão" style:family="text"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1.0104in" fo:text-indent="-0.0104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Standard" style:family="paragraph">
      <style:paragraph-properties fo:margin-left="1.0312in">
        <style:tab-stops/>
      </style:paragraph-properties>
      <style:text-properties fo:language="pt" fo:country="BR"/>
    </style:style>
    <style:style style:name="P66" style:parent-style-name="Textbody" style:family="paragraph">
      <style:paragraph-properties fo:text-align="justify" fo:margin-left="1.0208in">
        <style:tab-stops/>
      </style:paragraph-properties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1.0208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margin-left="1.0208in">
        <style:tab-stops/>
      </style:paragraph-properties>
      <style:text-properties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1in" fo:text-indent="-0.125in">
        <style:tab-stops/>
      </style:paragraph-properties>
      <style:text-properties fo:font-size="12pt" style:font-size-asian="12pt" style:font-size-complex="12pt" fo:language="pt" fo:country="BR"/>
    </style:style>
    <style:style style:name="P70" style:parent-style-name="Textbody" style:family="paragraph">
      <style:paragraph-properties fo:text-align="justify" fo:margin-left="1in" fo:text-indent="-0.125in">
        <style:tab-stops/>
      </style:paragraph-properties>
      <style:text-properties fo:font-size="12pt" style:font-size-asian="12pt" style:font-size-complex="12pt" fo:language="pt" fo:country="BR"/>
    </style:style>
    <style:style style:name="P71" style:parent-style-name="Textbody" style:family="paragraph">
      <style:paragraph-properties fo:text-align="justify" fo:margin-left="1.0208in" fo:text-indent="-0.125in">
        <style:tab-stops/>
      </style:paragraph-properties>
      <style:text-properties fo:font-size="12pt" style:font-size-asian="12pt" style:font-size-complex="12pt" fo:language="pt" fo:country="BR"/>
    </style:style>
    <style:style style:name="P72" style:parent-style-name="Textbody" style:list-style-name="WW8Num7" style:family="paragraph">
      <style:paragraph-properties fo:margin-left="0.5208in" fo:text-indent="-0.0104in">
        <style:tab-stops/>
      </style:paragraph-properties>
      <style:text-properties fo:font-size="12pt" style:font-size-asian="12pt" style:font-size-complex="12pt"/>
    </style:style>
    <style:style style:name="P73" style:parent-style-name="Textbody" style:list-style-name="WW8Num7" style:family="paragraph">
      <style:paragraph-properties fo:text-align="justify" fo:margin-left="0.5104in" fo:text-indent="-0.0104in">
        <style:tab-stops/>
      </style:paragraph-properties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T75" style:parent-style-name="Fonteparág.padrão" style:family="text">
      <style:text-properties fo:font-size="12pt" style:font-size-asian="12pt" style:font-size-complex="12pt"/>
    </style:style>
    <style:style style:name="T76" style:parent-style-name="Fonteparág.padrão" style:family="text">
      <style:text-properties fo:font-size="12pt" style:font-size-asian="12pt" style:font-size-complex="12pt"/>
    </style:style>
    <style:style style:name="P77" style:parent-style-name="Textbody" style:list-style-name="WW8Num7" style:family="paragraph">
      <style:paragraph-properties fo:text-align="justify" fo:margin-left="0.5104in" fo:text-indent="-0.0104in">
        <style:tab-stops/>
      </style:paragraph-properties>
      <style:text-properties fo:font-size="12pt" style:font-size-asian="12pt" style:font-size-complex="12pt"/>
    </style:style>
    <style:style style:name="P78" style:parent-style-name="Textbody" style:list-style-name="WW8Num7" style:family="paragraph">
      <style:paragraph-properties fo:text-align="justify" fo:margin-left="0.5104in" fo:text-indent="-0.0104in">
        <style:tab-stops/>
      </style:paragraph-properties>
      <style:text-properties fo:font-size="12pt" style:font-size-asian="12pt" style:font-size-complex="12pt"/>
    </style:style>
    <style:style style:name="P7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8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83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8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85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86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text-align="justify" fo:margin-left="0.0104in" fo:text-indent="-0.25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93" style:parent-style-name="Textbody" style:family="paragraph">
      <style:paragraph-properties fo:text-align="justify" fo:margin-left="0.0104in" fo:text-indent="-0.25in">
        <style:tab-stops/>
      </style:paragraph-properties>
    </style:style>
    <style:style style:name="T94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95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96" style:parent-style-name="Fonteparág.padrão" style:family="text">
      <style:text-properties fo:font-size="12pt" style:font-size-asian="12pt" style:font-size-complex="12pt" fo:language="pt" fo:country="BR"/>
    </style:style>
    <style:style style:name="T97" style:parent-style-name="Fonteparág.padrão" style:family="text">
      <style:text-properties fo:font-size="12pt" style:font-size-asian="12pt" style:font-size-complex="12pt" fo:language="pt" fo:country="BR"/>
    </style:style>
    <style:style style:name="T98" style:parent-style-name="Fonteparág.padrão" style:family="text"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text-align="justify" fo:text-indent="-0.0208in"/>
      <style:text-properties fo:font-size="12pt" style:font-size-asian="12pt" style:font-size-complex="12pt" fo:language="pt" fo:country="BR"/>
    </style:style>
    <style:style style:name="P100" style:parent-style-name="Textbody" style:family="paragraph">
      <style:paragraph-properties fo:text-align="justify" fo:margin-left="-0.2395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Textbody" style:family="paragraph">
      <style:paragraph-properties fo:text-align="justify" fo:margin-left="-0.2395in">
        <style:tab-stops/>
      </style:paragraph-properties>
    </style:style>
    <style:style style:name="T102" style:parent-style-name="Fonteparág.padrão" style:family="text">
      <style:text-properties fo:font-size="12pt" style:font-size-asian="12pt" style:font-size-complex="12pt" fo:language="pt" fo:country="BR"/>
    </style:style>
    <style:style style:name="T103" style:parent-style-name="Fonteparág.padrão" style:family="text">
      <style:text-properties fo:font-size="12pt" style:font-size-asian="12pt" style:font-size-complex="12pt" fo:language="pt" fo:country="BR"/>
    </style:style>
    <style:style style:name="T104" style:parent-style-name="Fonteparág.padrão" style:family="text">
      <style:text-properties fo:font-size="12pt" style:font-size-asian="12pt" style:font-size-complex="12pt" fo:language="pt" fo:country="BR"/>
    </style:style>
    <style:style style:name="T105" style:parent-style-name="Fonteparág.padrão" style:family="text">
      <style:text-properties fo:font-size="12pt" style:font-size-asian="12pt" style:font-size-complex="12pt" fo:language="pt" fo:country="BR"/>
    </style:style>
    <style:style style:name="T106" style:parent-style-name="Fonteparág.padrão" style:family="text">
      <style:text-properties fo:font-size="12pt" style:font-size-asian="12pt" style:font-size-complex="12pt" fo:language="pt" fo:country="BR"/>
    </style:style>
    <style:style style:name="T107" style:parent-style-name="Fonteparág.padrão" style:family="text">
      <style:text-properties fo:font-size="12pt" style:font-size-asian="12pt" style:font-size-complex="12pt" fo:language="pt" fo:country="BR"/>
    </style:style>
    <style:style style:name="T108" style:parent-style-name="Fonteparág.padrão" style:family="text">
      <style:text-properties fo:font-size="12pt" style:font-size-asian="12pt" style:font-size-complex="12pt" fo:language="pt" fo:country="BR"/>
    </style:style>
    <style:style style:name="T109" style:parent-style-name="Fonteparág.padrão" style:family="text">
      <style:text-properties fo:font-size="12pt" style:font-size-asian="12pt" style:font-size-complex="12pt" fo:language="pt" fo:country="BR"/>
    </style:style>
    <style:style style:name="T110" style:parent-style-name="Fonteparág.padrão" style:family="text">
      <style:text-properties fo:font-size="12pt" style:font-size-asian="12pt" style:font-size-complex="12pt" fo:language="pt" fo:country="BR"/>
    </style:style>
    <style:style style:name="T111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2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3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4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5" style:parent-style-name="Fonteparág.padrão" style:family="text">
      <style:text-properties fo:font-size="12pt" style:font-size-asian="12pt" style:font-size-complex="12pt" fo:language="pt" fo:country="BR"/>
    </style:style>
    <style:style style:name="P116" style:parent-style-name="Textbody" style:family="paragraph">
      <style:paragraph-properties fo:text-align="justify" fo:margin-left="-0.2395in">
        <style:tab-stops/>
      </style:paragraph-properties>
      <style:text-properties fo:font-size="12pt" style:font-size-asian="12pt" style:font-size-complex="12pt" fo:language="pt" fo:country="BR"/>
    </style:style>
    <style:style style:name="P117" style:parent-style-name="Textbody" style:family="paragraph">
      <style:paragraph-properties fo:text-align="justify" fo:margin-left="-0.2395in">
        <style:tab-stops/>
      </style:paragraph-properties>
      <style:text-properties fo:font-size="12pt" style:font-size-asian="12pt" style:font-size-complex="12pt" fo:language="pt" fo:country="BR"/>
    </style:style>
    <style:style style:name="P118" style:parent-style-name="Standard" style:family="paragraph">
      <style:paragraph-properties fo:text-align="justify"/>
      <style:text-properties fo:language="pt" fo:country="BR"/>
    </style:style>
    <style:style style:name="P119" style:parent-style-name="Textbody" style:family="paragraph">
      <style:paragraph-properties fo:text-align="justify" fo:margin-left="0in" fo:text-indent="0.5in">
        <style:tab-stops/>
      </style:paragraph-properties>
    </style:style>
    <style:style style:name="T120" style:parent-style-name="Fonteparág.padrão" style:family="text">
      <style:text-properties fo:language="pt" fo:country="BR"/>
    </style:style>
    <style:style style:name="T121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22" style:parent-style-name="Fonteparág.padrão" style:family="text">
      <style:text-properties fo:language="pt" fo:country="BR"/>
    </style:style>
    <style:style style:name="P123" style:parent-style-name="Textbody" style:list-style-name="LFO10" style:family="paragraph">
      <style:paragraph-properties fo:text-align="justify" fo:margin-left="0in" fo:text-indent="0.5in">
        <style:tab-stops/>
      </style:paragraph-properties>
    </style:style>
    <style:style style:name="T124" style:parent-style-name="Fonteparág.padrão" style:family="text">
      <style:text-properties fo:language="pt" fo:country="BR"/>
    </style:style>
    <style:style style:name="T125" style:parent-style-name="Fonteparág.padrão" style:family="text">
      <style:text-properties fo:language="pt" fo:country="BR"/>
    </style:style>
    <style:style style:name="T126" style:parent-style-name="Fonteparág.padrão" style:family="text">
      <style:text-properties fo:language="pt" fo:country="BR"/>
    </style:style>
    <style:style style:name="T127" style:parent-style-name="Fonteparág.padrão" style:family="text">
      <style:text-properties fo:language="pt" fo:country="BR"/>
    </style:style>
    <style:style style:name="P128" style:parent-style-name="Textbody" style:family="paragraph">
      <style:paragraph-properties fo:text-align="justify" fo:margin-left="0in" fo:text-indent="0.5in">
        <style:tab-stops/>
      </style:paragraph-properties>
    </style:style>
    <style:style style:name="T129" style:parent-style-name="Fonteparág.padrão" style:family="text">
      <style:text-properties fo:font-size="12pt" style:font-size-asian="12pt" style:font-size-complex="12pt" fo:language="pt" fo:country="BR"/>
    </style:style>
    <style:style style:name="T130" style:parent-style-name="Fonteparág.padrão" style:family="text">
      <style:text-properties fo:font-size="12pt" style:font-size-asian="12pt" style:font-size-complex="12pt" fo:language="pt" fo:country="BR"/>
    </style:style>
    <style:style style:name="T131" style:parent-style-name="Fonteparág.padrão" style:family="text">
      <style:text-properties fo:font-size="12pt" style:font-size-asian="12pt" style:font-size-complex="12pt" fo:language="pt" fo:country="BR"/>
    </style:style>
    <style:style style:name="P132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33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4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5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6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7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8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text-align="justify" fo:margin-left="1.0013in">
        <style:tab-stops/>
      </style:paragraph-properties>
    </style:style>
    <style:style style:name="T140" style:parent-style-name="Fonteparág.padrão" style:family="text">
      <style:text-properties fo:language="pt" fo:country="BR"/>
    </style:style>
    <style:style style:name="P141" style:parent-style-name="Textbody" style:family="paragraph">
      <style:paragraph-properties fo:text-align="justify" fo:margin-left="1.0013in">
        <style:tab-stops/>
      </style:paragraph-properties>
    </style:style>
    <style:style style:name="T142" style:parent-style-name="Fonteparág.padrão" style:family="text">
      <style:text-properties fo:language="pt" fo:country="BR"/>
    </style:style>
    <style:style style:name="T143" style:parent-style-name="Fonteparág.padrão" style:family="text">
      <style:text-properties fo:language="pt" fo:country="BR"/>
    </style:style>
    <style:style style:name="P144" style:parent-style-name="Textbody" style:family="paragraph">
      <style:paragraph-properties fo:text-align="justify" fo:margin-left="0in">
        <style:tab-stops/>
      </style:paragraph-properties>
    </style:style>
    <style:style style:name="T145" style:parent-style-name="Fonteparág.padrão" style:family="text">
      <style:text-properties fo:language="pt" fo:country="BR"/>
    </style:style>
    <style:style style:name="T146" style:parent-style-name="Fonteparág.padrão" style:family="text">
      <style:text-properties fo:language="pt" fo:country="BR"/>
    </style:style>
    <style:style style:name="P147" style:parent-style-name="Textbody" style:family="paragraph">
      <style:paragraph-properties fo:text-align="justify" fo:margin-left="0in">
        <style:tab-stops/>
      </style:paragraph-properties>
    </style:style>
    <style:style style:name="T148" style:parent-style-name="Fonteparág.padrão" style:family="text">
      <style:text-properties fo:language="pt" fo:country="BR"/>
    </style:style>
    <style:style style:name="T149" style:parent-style-name="Fonteparág.padrão" style:family="text">
      <style:text-properties fo:language="pt" fo:country="BR"/>
    </style:style>
    <style:style style:name="P150" style:parent-style-name="Textbody" style:family="paragraph">
      <style:paragraph-properties fo:text-align="justify" fo:margin-left="0in">
        <style:tab-stops/>
      </style:paragraph-properties>
    </style:style>
    <style:style style:name="T151" style:parent-style-name="Fonteparág.padrão" style:family="text">
      <style:text-properties fo:language="pt" fo:country="BR"/>
    </style:style>
    <style:style style:name="T152" style:parent-style-name="Fonteparág.padrão" style:family="text">
      <style:text-properties fo:language="pt" fo:country="BR"/>
    </style:style>
    <style:style style:name="P153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54" style:parent-style-name="Textbody" style:family="paragraph">
      <style:paragraph-properties fo:text-align="justify" fo:margin-left="0in">
        <style:tab-stops/>
      </style:paragraph-properties>
    </style:style>
    <style:style style:name="T155" style:parent-style-name="Fonteparág.padrão" style:family="text">
      <style:text-properties fo:font-size="12pt" style:font-size-asian="12pt" style:font-size-complex="12pt" fo:language="pt" fo:country="BR"/>
    </style:style>
    <style:style style:name="T156" style:parent-style-name="Fonteparág.padrão" style:family="text">
      <style:text-properties fo:font-size="12pt" style:font-size-asian="12pt" style:font-size-complex="12pt" fo:language="pt" fo:country="BR"/>
    </style:style>
    <style:style style:name="P157" style:parent-style-name="Standard" style:family="paragraph">
      <style:paragraph-properties fo:text-indent="0.5in"/>
    </style:style>
    <style:style style:name="T158" style:parent-style-name="Fonteparág.padrão" style:family="text">
      <style:text-properties fo:language="pt" fo:country="BR"/>
    </style:style>
    <style:style style:name="T159" style:parent-style-name="Fonteparág.padrão" style:family="text">
      <style:text-properties fo:language="pt" fo:country="BR"/>
    </style:style>
    <style:style style:name="T160" style:parent-style-name="Fonteparág.padrão" style:family="text">
      <style:text-properties fo:language="pt" fo:country="BR"/>
    </style:style>
    <style:style style:name="T161" style:parent-style-name="Fonteparág.padrão" style:family="text">
      <style:text-properties fo:language="pt" fo:country="BR"/>
    </style:style>
    <style:style style:name="T16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163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164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165" style:parent-style-name="Título2" style:family="paragraph">
      <style:paragraph-properties fo:margin-left="0.4in">
        <style:tab-stops/>
      </style:paragraph-properties>
      <style:text-properties fo:font-weight="normal" style:font-weight-asian="normal"/>
    </style:style>
    <style:style style:name="P166" style:parent-style-name="Textbody" style:family="paragraph">
      <style:paragraph-properties fo:text-align="justify" fo:margin-left="0in">
        <style:tab-stops/>
      </style:paragraph-properties>
    </style:style>
    <style:style style:name="P167" style:parent-style-name="Título2" style:family="paragraph">
      <style:text-properties style:font-name="Times New Roman" fo:font-weight="normal" style:font-weight-asian="normal" fo:font-size="12pt" style:font-size-asian="12pt" style:font-size-complex="12pt"/>
    </style:style>
    <style:style style:name="T168" style:parent-style-name="Fonteparág.padrão" style:family="text">
      <style:text-properties fo:language="pt" fo:country="BR"/>
    </style:style>
    <style:style style:name="T169" style:parent-style-name="Fonteparág.padrão" style:family="text">
      <style:text-properties fo:language="pt" fo:country="BR"/>
    </style:style>
    <style:style style:name="T170" style:parent-style-name="Fonteparág.padrão" style:family="text">
      <style:text-properties fo:language="pt" fo:country="BR"/>
    </style:style>
    <style:style style:name="T171" style:parent-style-name="Fonteparág.padrão" style:family="text">
      <style:text-properties fo:language="pt" fo:country="BR"/>
    </style:style>
    <style:style style:name="P172" style:parent-style-name="Standard" style:family="paragraph">
      <style:text-properties fo:language="pt" fo:country="BR"/>
    </style:style>
    <style:style style:name="T173" style:parent-style-name="Fonteparág.padrão" style:family="text">
      <style:text-properties fo:language="pt" fo:country="BR"/>
    </style:style>
    <style:style style:name="P174" style:parent-style-name="Standard" style:family="paragraph">
      <style:text-properties fo:language="pt" fo:country="BR"/>
    </style:style>
    <style:style style:name="P175" style:parent-style-name="Standard" style:family="paragraph">
      <style:text-properties fo:language="pt" fo:country="BR"/>
    </style:style>
    <style:style style:name="P176" style:parent-style-name="Standard" style:family="paragraph">
      <style:text-properties fo:language="pt" fo:country="BR"/>
    </style:style>
    <style:style style:name="P177" style:parent-style-name="Standard" style:list-style-name="LFO11" style:family="paragraph"/>
    <style:style style:name="P178" style:parent-style-name="Standard" style:list-style-name="LFO11" style:family="paragraph"/>
    <style:style style:name="P179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</office:automatic-styles>
  <office:body>
    <office:text text:use-soft-page-breaks="true">
      <text:p text:style-name="P1"><text:tab/><text:tab/><text:tab/><text:tab/><text:span text:style-name="T34">Memória Virtual</text:span><text:span text:style-name="T35"><text:line-break/></text:span><text:span text:style-name="T36"><text:s/></text:span><text:span text:style-name="T37"><text:tab/></text:span><text:span text:style-name="T38"><text:tab/>Caso de Uso: EditarCadastroUsuário</text:span></text:p>
      <text:p text:style-name="P39"/>
      <text:h text:style-name="Título1" text:outline-level="1">Breve Descrição</text:h>
      <text:p text:style-name="P40"><text:tab/>Esse caso de uso permite ao Administrador ou Gerente editar todos os dados,<text:s/><text:tab/>exceto e-mail e senha, de usuários específicos da Instituição.</text:p>
      <text:h text:style-name="Título1" text:outline-level="1">Breve Descrição dos Atores</text:h>
      <text:p text:style-name="P41"><text:tab/>- Administradores (do Sistema):<text:s/>Editam todos os dados de Administradores,<text:s/><text:tab/>Gerentes, Revisores e Catalogadores da Instituição, exceto e-mail e senha.</text:p>
      <text:p text:style-name="P42"><text:tab/>- Gerentes (da Instituição): Editam todos os dados de Revisores e Catalogadores<text:s/><text:tab/>da Instituição, exceto e-mail e senha.</text:p>
      <text:h text:style-name="Título1" text:outline-level="1">Pré-condições</text:h>
      <text:p text:style-name="P43"><text:tab/>O<text:s/>usuário está logado no sistema.</text:p>
      <text:h text:style-name="Título1" text:outline-level="1">Fluxo Básico de eventos</text:h>
      <text:list text:style-name="WW8Num7">
        <text:list-item text:start-value="1">
          <text:p text:style-name="P44">O Administrador/Gerente seleciona a opção “Editar Cadastro de Usuário”;</text:p>
        </text:list-item>
        <text:list-item>
          <text:p text:style-name="P45">O sistema exibe uma tela contendo:</text:p>
        </text:list-item>
      </text:list>
      <text:p text:style-name="P46"><text:span text:style-name="T47">- campo para inserir “Nome” para buscar o usuário que se deseja editar. Esse campo deve ser<text:s/></text:span><text:span text:style-name="T48">auto completável, ou seja, de acordo com a informação que está sendo inserida pelo usuário ele cria e exibe uma lista, (abaixo do campo onde o nome está sendo inserido) com os possíveis nomes que estão sendo pesquisados. A lista apresentada deve estar em o</text:span><text:span text:style-name="T49">rdem alfabética e respeitar o que foi definido na<text:s/></text:span><text:span text:style-name="T50">Breve Descrição dos Atores</text:span><text:span text:style-name="T51">. Assim, o usuário tem a opção de terminar de escrever o nome desejado ou o selecionar na lista que foi apresentada;</text:span></text:p>
      <text:p text:style-name="P52">- opção “Editar” para confirmar nome fornecido;</text:p>
      <text:p text:style-name="P53"><text:span text:style-name="T54">-<text:s/></text:span><text:span text:style-name="T55">opção</text:span><text:span text:style-name="T56"><text:s/></text:span><text:span text:style-name="T57">“Can</text:span><text:span text:style-name="T58">celar” para sair da opção de edição de dados;</text:span></text:p>
      <text:list text:style-name="WW8Num7" text:continue-numbering="true">
        <text:list-item>
          <text:p text:style-name="P59">O Administrador/Gerente digita o nome do usuário a ser editado ou o seleciona na lista apresentada e seleciona a opção “Confirma”;</text:p>
        </text:list-item>
        <text:list-item>
          <text:p text:style-name="P60"><text:span text:style-name="T61">O sistema dá continuidade ao processo de edição exibindo uma tela contendo<text:s/></text:span><text:span text:style-name="T62">os <text:s/></text:span><text:span text:style-name="T63">seguintes campos, com preenchimento não obrigatório, para edição dos dados:</text:span></text:p>
        </text:list-item>
      </text:list>
      <text:p text:style-name="P64">- campo “Nome Completo” editável. O campo aparece preenchido pelo nome atual registrado no sistema;</text:p>
      <text:soft-page-break/>
      <text:p text:style-name="P65">- campo “Telefone para Contato”editável. O campo aparece preenchido pelo telefone atual registrado no sistema;</text:p>
      <text:p text:style-name="P66">- opção para modificar os acessos às instituições que o usuário possui acesso.</text:p>
      <text:p text:style-name="P67"/>
      <text:p text:style-name="P68">- informação do "Nível de Acesso"<text:s/>deve aparecer separadamente para cada uma das instituições as quais o usuário pertencer. Campo deve ser não editável e, ao lado, um link "Editar"</text:p>
      <text:p text:style-name="P69">- opção “Salvar” alterações nos dados;</text:p>
      <text:p text:style-name="P70">- opção “Voltar” para voltar à tela de seleção do usuário a ser editado;</text:p>
      <text:p text:style-name="P71">- opção “Cancelar” para deixar a opção “Editar Cadastro de Usuário” sem alterar nenhum dado;</text:p>
      <text:list text:style-name="WW8Num7" text:continue-numbering="true">
        <text:list-item>
          <text:p text:style-name="P72"><text:s text:c="2"/>O <text:s/>Administrador/Gerente seleciona o(s) campos referentes aos dado(s) que deseja alterar e informa os novos dados que deseja;</text:p>
        </text:list-item>
        <text:list-item>
          <text:p text:style-name="P73"><text:span text:style-name="T74">Após as alterações desejadas, o<text:s/></text:span><text:span text:style-name="T75">Administrador/Gerente</text:span><text:span text:style-name="T76"><text:s/>seleciona a opção Salvar para registrar as mudanças no sistema.</text:span></text:p>
        </text:list-item>
        <text:list-item>
          <text:p text:style-name="P77">O sistema exibe a mensagem “Alterações realizadas com sucesso” e redireciona para a página principal do sistema;</text:p>
        </text:list-item>
        <text:list-item>
          <text:p text:style-name="P78">O caso de uso termina.</text:p>
        </text:list-item>
      </text:list>
      <text:h text:style-name="Título1" text:outline-level="1">Fluxos Alternativos</text:h>
      <text:p text:style-name="P79">Fluxo Alternativo 1</text:p>
      <text:p text:style-name="P80">Se no passo 3 do fluxo básico o Administrador/Gerente tentar selecionar a opção “Editar” sem ter inserido ou selecionado nenhum nome na lista, então:</text:p>
      <text:p text:style-name="P81">1.<text:s/><text:tab/>O sistema exibe a mensagem “Insira um Nome ou Parte do nome desejado e então o selecione na<text:s/>lista”;</text:p>
      <text:p text:style-name="P82"><text:tab/>2.<text:tab/>O sistema retorna ao passo 2 do Fluxo básico.</text:p>
      <text:p text:style-name="P83">Fluxo Alternativo 2</text:p>
      <text:p text:style-name="P84"><text:tab/>Se no passo 3 do fluxo básico o nome inserido não for encontrado, então:</text:p>
      <text:p text:style-name="P85">1.<text:tab/>O sistema exibe a mensagem “Usuário não encontrado”;</text:p>
      <text:p text:style-name="P86">2.<text:tab/>O sistema retorna ao passo 2 do Fluxo básico.</text:p>
      <text:p text:style-name="P87">Fluxo Alternativo 3</text:p>
      <text:p text:style-name="P88">Se no passo 4 do fluxo básico o Administrador/Gerente selecionar a opção “Voltar”, então:</text:p>
      <text:p text:style-name="P89">1.<text:tab/>O sistema deve assegurar que as informações que estão sendo exibidas (do usuário previamente selecionado) desapareçam antes de permitir que o<text:s/>campo de inserção de Nome para exclusão seja utilizado novamente;</text:p>
      <text:soft-page-break/>
      <text:p text:style-name="P90">2.<text:tab/>O sistema só pode permitir a seleção de um novo usuário para edição dos dados quando a opção “Voltar” for selecionada, ou seja, o campo “Nome” deve ser desabilitado quando as informações<text:s/>de um usuário estiverem sendo exibidas e habilitado quando a condição 1 desse fluxo alternativo acontecer.</text:p>
      <text:p text:style-name="P91">3.<text:tab/>O sistema volta ao passo 2 do fluxo básico.</text:p>
      <text:p text:style-name="P92">Fluxo Alternativo 4</text:p>
      <text:p text:style-name="P93"><text:span text:style-name="T94"><text:s text:c="5"/></text:span><text:span text:style-name="T95"><text:tab/></text:span><text:span text:style-name="T96">Se no passo 4 do fluxo básico o Administrador/Gerente clicar no link “ Edita</text:span><text:span text:style-name="T97">r”<text:s/></text:span><text:span text:style-name="T98"><text:tab/>para mudança no Nível de Acesso, então:</text:span></text:p>
      <text:p text:style-name="P99"><text:s text:c="6"/><text:tab/>1.<text:tab/><text:s/>O sistema irá mostrar uma tabela contendo as instituições e acessos que o<text:s/><text:tab/>usuário possui permitindo que o Administrador/Gerente altere as informações contidas nessa tabela. Cada linha da tabela de acessos deverá conter:</text:p>
      <text:p text:style-name="P100"><text:s text:c="6"/><text:tab/>-campo para que se coloque o nível de acesso permitido.</text:p>
      <text:p text:style-name="P101"><text:span text:style-name="T102"><text:s text:c="5"/></text:span><text:span text:style-name="T103"><text:tab/></text:span><text:span text:style-name="T104"><text:tab/>-campo para a escolha de um usuário de mesmo nível (Administrador/Gerente)<text:s/></text:span><text:span text:style-name="T105"><text:tab/></text:span><text:span text:style-name="T106"><text:tab/></text:span><text:span text:style-name="T107"><text:tab/>para aprovar a mudança. Este campo deve criar e exibir uma lista com nomes dos <text:s/></text:span><text:span text:style-name="T108"><text:tab/><text:s/></text:span><text:span text:style-name="T109"><text:tab/>possí</text:span><text:span text:style-name="T110">veis usuários a ser selecionados (Obedecendo o que foi definido na<text:s/></text:span><text:span text:style-name="T111">Breve<text:s/></text:span><text:span text:style-name="T112"><text:tab/></text:span><text:span text:style-name="T113"><text:tab/></text:span><text:span text:style-name="T114"><text:tab/>Descrição dos Atores</text:span><text:span text:style-name="T115">).</text:span></text:p>
      <text:p text:style-name="P116"><text:s text:c="6"/><text:tab/>-campo editável para a justificativa.</text:p>
      <text:p text:style-name="P117"><text:s text:c="6"/><text:tab/>-campo para o prazo de validade da aprovação.</text:p>
      <text:p text:style-name="P118"><text:s/><text:tab/>-opção “Confirmar” para confirmar a alteração no nível de<text:s/>acesso;</text:p>
      <text:p text:style-name="P119"><text:span text:style-name="T120">-opção</text:span><text:span text:style-name="T121"><text:s/></text:span><text:span text:style-name="T122">“Cancelar” para sair da opção de editar nível de acesso;</text:span></text:p>
      <text:list text:style-name="LFO10" text:continue-numbering="true">
        <text:list-item>
          <text:list>
            <text:list-item>
              <text:list>
                <text:list-item>
                  <text:p text:style-name="P123"><text:span text:style-name="T124">O <text:s/>Administrador/Gerente escolhe o nível de acesso desejado, o usuário<text:s/></text:span><text:span text:style-name="T125"><text:tab/>para confirmar a alteração do nível de acesso, preenche a justificativa e<text:s/></text:span><text:span text:style-name="T126"><text:tab/>escolhe um prazo de validade para o<text:s/></text:span><text:span text:style-name="T127">pedido.</text:span></text:p>
                </text:list-item>
              </text:list>
            </text:list-item>
          </text:list>
        </text:list-item>
      </text:list>
      <text:p text:style-name="P128"><text:span text:style-name="T129"><text:s/></text:span><text:span text:style-name="T130"><text:tab/>3.</text:span><text:span text:style-name="T131"><text:tab/>O Administrador/Gerente clica na opção “Confirmar ”.</text:span></text:p>
      <text:p text:style-name="P132"><text:s/><text:tab/>4.<text:tab/>O sistema valida o pedido de alteração e envia para o e-mail do <text:s text:c="2"/><text:tab/><text:tab/><text:tab/><text:tab/>Administrador/Gerente escolhido para autorizar o procedimento um link<text:s/><text:tab/><text:tab/><text:tab/>(url) de confirmação, contendo:</text:p>
      <text:p text:style-name="P133">- o nome do usuário cujo nível será alterado;</text:p>
      <text:p text:style-name="P134">- nível de permissão dele no sistema;</text:p>
      <text:p text:style-name="P135">- instituição que pertence o usuário cujo nível será alterado;</text:p>
      <text:p text:style-name="P136">- novo nível de permissão;</text:p>
      <text:p text:style-name="P137">- justificativa da mudança;</text:p>
      <text:p text:style-name="P138">- prazo de validade do pedido ;</text:p>
      <text:p text:style-name="P139"><text:span text:style-name="T140">- opção “Confirmar Alteração”;</text:span></text:p>
      <text:p text:style-name="P141"><text:span text:style-name="T142">-</text:span><text:span text:style-name="T143"><text:s/>opção “Não Confirmar Alteração”</text:span></text:p>
      <text:p text:style-name="P144"><text:span text:style-name="T145"><text:tab/>5.<text:s/></text:span><text:span text:style-name="T146"><text:tab/>O Administrador/Gerente confirma <text:s/>a operação de alteração;</text:span></text:p>
      <text:soft-page-break/>
      <text:p text:style-name="P147"><text:span text:style-name="T148"><text:tab/>6.</text:span><text:span text:style-name="T149"><text:tab/>O nível de acesso é alterado no sistema</text:span></text:p>
      <text:p text:style-name="P150"><text:span text:style-name="T151"><text:tab/>7.</text:span><text:span text:style-name="T152"><text:tab/>O caso de uso termina</text:span></text:p>
      <text:p text:style-name="P153">Fluxo Alternativo 5</text:p>
      <text:p text:style-name="P154"><text:span text:style-name="T155"><text:s/></text:span><text:span text:style-name="T156">Se a qualquer momento o usuário selecionar a opção “Cancelar”</text:span></text:p>
      <text:p text:style-name="P157"><text:span text:style-name="T158">O sistema retorna à página inicial e o caso de uso<text:s/></text:span><text:span text:style-name="T159"><text:tab/>termina.</text:span><text:span text:style-name="T160"><text:line-break/></text:span><text:span text:style-name="T161"><text:line-break/></text:span><text:span text:style-name="T162">Fluxo Alternativo 6</text:span></text:p>
      <text:p text:style-name="P163"/>
      <text:h text:style-name="P164" text:outline-level="2"><text:s/>Se a qualquer momento o usuário selecionar a opção “Voltar”</text:h>
      <text:h text:style-name="P165" text:outline-level="2">O sistema retorna à tela de seleção de<text:s/>Usuário<text:s/>sem salvar nenhum dado que possa ter sido alterado naquele momento e limpa o campo de seleção para<text:s/>que<text:s/>uma nova procura possa ser selecionada.</text:h>
      <text:p text:style-name="P166"/>
      <text:h text:style-name="Título1" text:outline-level="1">Pós-condições</text:h>
      <text:h text:style-name="P167" text:outline-level="2">Fluxo Básico: Os dados do usuário foram alterados.</text:h>
      <text:p text:style-name="Standard"><text:tab/>Fluxo Alternativo <text:s/>1: <text:s/><text:span text:style-name="T168">Não ocorre alteração na base de dados</text:span><text:span text:style-name="T169"><text:s/>do sistema.</text:span></text:p>
      <text:p text:style-name="Standard"><text:tab/>Fluxo Alternativo <text:s/>2: <text:s/><text:span text:style-name="T170">Não ocorre alteração na base de dados do sistema.</text:span></text:p>
      <text:p text:style-name="Standard"><text:tab/>Fluxo Alternativo <text:s/>3: <text:s/><text:span text:style-name="T171">Não ocorre alteração na base de dados do sistema.</text:span></text:p>
      <text:p text:style-name="P172"><text:tab/>Fluxo Alternativo <text:s/>4: <text:s/>O nível de acesso do usuário é modificado no sistema.</text:p>
      <text:p text:style-name="Standard"><text:tab/>Fluxo Alternativo <text:s/>5: <text:s/><text:span text:style-name="T173">Não ocorre alteração na base de dados do sistema.</text:span></text:p>
      <text:p text:style-name="P174"><text:tab/>Fluxo Alternativo <text:s/>6: <text:s/>Não ocorre alteração na base de dados do sistema.</text:p>
      <text:p text:style-name="P175"/>
      <text:p text:style-name="P176"><text:tab/></text:p>
      <text:h text:style-name="Título1" text:outline-level="1">Requisitos especiais</text:h>
      <text:list text:style-name="LFO11" text:continue-numbering="true">
        <text:list-item>
          <text:list>
            <text:list-item>
              <text:p text:style-name="P177">Performance: A resposta do sistema para a busca do usuário deve ser realizada em até 1 segundo.</text:p>
            </text:list-item>
            <text:list-item>
              <text:p text:style-name="P178">Requisito de Auditoria: o sistema salva<text:s/>no banco de dados o Administrados/Gerente que alterou <text:s/>os dados .</text:p>
            </text:list-item>
            <text:list-item>
              <text:p text:style-name="P179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5</text:p>
            </table:table-cell>
            <table:table-cell table:style-name="TableCell14">
              <text:p text:style-name="P15">Versão do documento: 1.1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30/08/11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1</text:p>
            </table:table-cell>
            <table:table-cell table:style-name="TableCell28">
              <text:p text:style-name="P29"><text:span text:style-name="T30">Página<text:s/></text:span><text:span text:style-name="T31"><text:page-number text:fixed="false">4</text:page-number></text:span><text:span text:style-name="T32"><text:s/>de<text:s/></text:span><text:span text:style-name="T33"><text:page-count style:num-format="1">4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7-31T22:39:00Z</dc:date>
    <meta:template xlink:href="Normal" xlink:type="simple"/>
    <meta:editing-cycles>104</meta:editing-cycles>
    <meta:editing-duration>PT25620S</meta:editing-duration>
    <meta:document-statistic meta:page-count="4" meta:paragraph-count="13" meta:word-count="1091" meta:character-count="6970" meta:row-count="49" meta:non-whitespace-character-count="5892"/>
  </office:meta>
</office:document-meta>
</file>